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14cm" fo:min-width="22.5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fill-color="#5eb91e" draw:textarea-vertical-align="middle" draw:auto-grow-height="false" fo:min-height="10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cm" svg:height="14.25cm" svg:x="3.35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g draw:style-name="gr2">
            <draw:custom-shape draw:style-name="gr3" draw:text-style-name="P2" draw:layer="layout" svg:width="5cm" svg:height="10.25cm" svg:x="4.25cm" svg:y="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2.928cm" svg:height="0.962cm" svg:x="5.322cm" svg:y="6cm">
              <draw:text-box>
                <text:p>rbpic0n1</text:p>
              </draw:text-box>
            </draw:frame>
          </draw:g>
          <draw:custom-shape draw:style-name="gr3" draw:text-style-name="P2" draw:layer="layout" svg:width="5cm" svg:height="10.25cm" svg:x="20.25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5cm" svg:height="10.25cm" svg:x="14.917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5cm" svg:height="10.25cm" svg:x="9.583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3" draw:layer="layout" svg:width="2.928cm" svg:height="0.962cm" svg:x="10.989cm" svg:y="6.082cm">
            <draw:text-box>
              <text:p>rbpic0n2</text:p>
            </draw:text-box>
          </draw:frame>
        </draw:g>
        <draw:g>
          <draw:frame draw:style-name="gr4" draw:text-style-name="P3" draw:layer="layout" svg:width="2.928cm" svg:height="0.962cm" svg:x="21.322cm" svg:y="5.916cm">
            <draw:text-box>
              <text:p>rbpic0n4</text:p>
            </draw:text-box>
          </draw:frame>
        </draw:g>
        <draw:g>
          <draw:frame draw:style-name="gr4" draw:text-style-name="P3" draw:layer="layout" svg:width="2.928cm" svg:height="0.962cm" svg:x="16.239cm" svg:y="6.082cm">
            <draw:text-box>
              <text:p>rbpic0n3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1:03:31.081759874</meta:creation-date>
    <dc:date>2023-12-06T21:26:08.617820206</dc:date>
    <meta:editing-duration>PT22M37S</meta:editing-duration>
    <meta:editing-cycles>3</meta:editing-cycles>
    <meta:generator>LibreOffice/7.5.8.2$Linux_X86_64 LibreOffice_project/50$Build-2</meta:generator>
    <meta:document-statistic meta:object-count="14"/>
  </office:meta>
</office:document-meta>
</file>